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4B0A4B2359C.jpg" manifest:media-type=""/>
  <manifest:file-entry manifest:full-path="Pictures/100000000000005E0000005E513A4C7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7.549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48.108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eb613d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5" style:family="graphic" style:parent-style-name="standard" style:list-style-name="L2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6" style:family="graphic" style:parent-style-name="standard" style:list-style-name="L2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8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17cm" svg:height="12.269cm" svg:x="-1.286cm" svg:y="0.942cm">
          <draw:image xlink:href="Pictures/10000000000007D0000004B0A4B2359C.jpg" xlink:type="simple" xlink:show="embed" xlink:actuate="onLoad">
            <text:p/>
          </draw:image>
        </draw:frame>
        <draw:frame draw:style-name="gr2" draw:text-style-name="P1" draw:layer="layout" svg:width="24.756cm" svg:height="12.269cm" svg:x="17.256cm" svg:y="0.942cm">
          <draw:image xlink:href="Pictures/10000000000007D0000004B0A4B2359C.jpg" xlink:type="simple" xlink:show="embed" xlink:actuate="onLoad">
            <text:p/>
          </draw:image>
        </draw:frame>
        <draw:frame draw:style-name="gr3" draw:text-style-name="P1" draw:layer="layout" svg:width="20.447cm" svg:height="12.268cm" svg:x="7.477cm" svg:y="0.942cm">
          <draw:image xlink:href="Pictures/10000000000007D0000004B0A4B2359C.jpg" xlink:type="simple" xlink:show="embed" xlink:actuate="onLoad">
            <text:p/>
          </draw:image>
        </draw:frame>
        <draw:custom-shape draw:style-name="gr4" draw:text-style-name="P3" draw:layer="layout" svg:width="10cm" svg:height="5.001cm" svg:x="28.084cm" svg:y="1.441cm">
          <text:p text:style-name="P2"><text:span text:style-name="T1">LOOK</text:span></text:p>
          <draw:enhanced-geometry svg:viewBox="0 0 21600 21600" draw:extrusion="true" draw:extrusion-rotation-angle="25 -2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5" draw:text-style-name="P3" draw:layer="layout" svg:width="10cm" svg:height="5.001cm" svg:x="4.716cm" svg:y="1.441cm">
          <text:p text:style-name="P2"><text:span text:style-name="T1">Such wow 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6" draw:text-style-name="P4" draw:layer="layout" svg:width="10cm" svg:height="5.001cm" svg:x="3.319cm" svg:y="7.839cm">
          <text:p text:style-name="P2"><text:span text:style-name="T2">Awesome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7" draw:text-style-name="P4" draw:layer="layout" svg:width="13.302cm" svg:height="6.651cm" svg:x="24.909cm" svg:y="6.014cm">
          <text:p text:style-name="P2"><text:span text:style-name="T2">Very Much</text:span></text:p>
          <draw:enhanced-geometry svg:viewBox="0 0 21600 21600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8" draw:display-name="Gradient 8" draw:style="linear" draw:start-color="#ffffff" draw:end-color="#000080" draw:start-intensity="100%" draw:end-intensity="100%" draw:angle="450" draw:border="0%"/>
    <draw:gradient draw:name="Gradient_20_9" draw:display-name="Gradient 9" draw:style="linear" draw:start-color="#ff3333" draw:end-color="#ffff66" draw:start-intensity="100%" draw:end-intensity="100%" draw:angle="0" draw:border="0%"/>
    <draw:fill-image draw:name="Bitmape_20_2" draw:display-name="Bitmape 2" xlink:href="Pictures/100000000000005E0000005E513A4C71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3T22:32:08.414287049</meta:creation-date>
    <dc:date>2014-11-03T22:46:44.709458529</dc:date>
    <meta:editing-duration>P0D</meta:editing-duration>
    <meta:editing-cycles>1</meta:editing-cycles>
    <meta:document-statistic meta:object-count="7"/>
    <meta:generator>LibreOffice/4.1.3.2$Linux_X86_64 LibreOffice_project/410m0$Build-2</meta:generator>
  </office:meta>
</office:document-meta>
</file>